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0pt" style:font-name-asian="Times New Roman1" style:font-size-asian="10pt" style:language-asian="de" style:country-asian="DE" style:font-name-complex="Times New Roman1"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margin-left="0in" fo:margin-right="0in" fo:line-height="150%" fo:text-align="justify" style:justify-single-word="false" fo:text-indent="0.4925in" style:auto-text-indent="false"/>
    </style:style>
    <style:style style:name="P4" style:family="paragraph" style:parent-style-name="Standard">
      <style:paragraph-properties fo:margin-left="0in" fo:margin-right="0in" fo:line-height="150%" fo:text-align="justify" style:justify-single-word="false" fo:text-indent="0.4925in" style:auto-text-indent="false"/>
      <style:text-properties fo:font-size="10pt" style:font-size-asian="10pt" style:font-size-complex="10pt"/>
    </style:style>
    <style:style style:name="P5" style:family="paragraph" style:parent-style-name="Standard">
      <style:paragraph-properties fo:margin-left="0in" fo:margin-right="0in" fo:line-height="150%" fo:text-align="justify" style:justify-single-word="false" fo:text-indent="0in" style:auto-text-indent="false"/>
      <style:text-properties fo:font-size="10pt" officeooo:rsid="001ec878" officeooo:paragraph-rsid="001ec878" style:font-size-asian="10pt" style:font-size-complex="10pt"/>
    </style:style>
    <style:style style:name="P6" style:family="paragraph" style:parent-style-name="Standard">
      <style:paragraph-properties fo:margin-left="0in" fo:margin-right="0in" fo:line-height="150%" fo:text-align="justify" style:justify-single-word="false" fo:text-indent="0in" style:auto-text-indent="false"/>
      <style:text-properties fo:font-size="10pt" officeooo:rsid="00200187" officeooo:paragraph-rsid="00200187" style:font-size-asian="10pt" style:font-size-complex="10pt"/>
    </style:style>
    <style:style style:name="P7" style:family="paragraph" style:parent-style-name="Standard">
      <style:paragraph-properties fo:margin-left="0in" fo:margin-right="0in" fo:line-height="150%" fo:text-align="justify" style:justify-single-word="false" fo:text-indent="0in" style:auto-text-indent="false"/>
      <style:text-properties fo:font-size="10pt" officeooo:rsid="00204aad" officeooo:paragraph-rsid="00204aad" style:font-size-asian="10pt" style:font-size-complex="10pt"/>
    </style:style>
    <style:style style:name="P8" style:family="paragraph" style:parent-style-name="Standard">
      <style:paragraph-properties fo:margin-left="0in" fo:margin-right="0in" fo:line-height="150%" fo:text-align="justify" style:justify-single-word="false" fo:text-indent="0in" style:auto-text-indent="false"/>
      <style:text-properties fo:font-size="10pt" officeooo:rsid="00204aad" officeooo:paragraph-rsid="00220ec5" style:font-size-asian="10pt" style:font-size-complex="10pt"/>
    </style:style>
    <style:style style:name="P9" style:family="paragraph" style:parent-style-name="Standard">
      <style:paragraph-properties fo:margin-left="0in" fo:margin-right="0in" fo:line-height="150%" fo:text-align="justify" style:justify-single-word="false" fo:text-indent="0in" style:auto-text-indent="false"/>
      <style:text-properties fo:font-size="10pt" officeooo:rsid="00207e5b" officeooo:paragraph-rsid="00207e5b" style:font-size-asian="10pt" style:font-size-complex="10pt"/>
    </style:style>
    <style:style style:name="P10" style:family="paragraph" style:parent-style-name="Standard">
      <style:paragraph-properties fo:margin-left="0in" fo:margin-right="0in" fo:line-height="150%" fo:text-align="justify" style:justify-single-word="false" fo:text-indent="0in" style:auto-text-indent="false"/>
      <style:text-properties fo:font-size="10pt" officeooo:rsid="00207e5b" officeooo:paragraph-rsid="00220ec5" style:font-size-asian="10pt" style:font-size-complex="10pt"/>
    </style:style>
    <style:style style:name="P11" style:family="paragraph" style:parent-style-name="Standard">
      <style:paragraph-properties fo:margin-left="0in" fo:margin-right="0in" fo:line-height="150%" fo:text-align="justify" style:justify-single-word="false" fo:text-indent="0in" style:auto-text-indent="false"/>
      <style:text-properties fo:font-size="10pt" officeooo:rsid="00220ec5" officeooo:paragraph-rsid="00220ec5" style:font-size-asian="10pt" style:font-size-complex="10pt"/>
    </style:style>
    <style:style style:name="P12" style:family="paragraph" style:parent-style-name="Heading_20_1" style:master-page-name="Standard">
      <style:paragraph-properties fo:text-align="justify" style:justify-single-word="false" style:page-number="auto"/>
      <style:text-properties fo:font-size="10pt" style:font-size-asian="10pt" style:font-size-complex="10pt"/>
    </style:style>
    <style:style style:name="P13" style:family="paragraph" style:parent-style-name="Heading_20_2">
      <style:paragraph-properties fo:text-align="justify" style:justify-single-word="false"/>
      <style:text-properties fo:font-size="10pt" style:font-size-asian="10pt" style:font-size-complex="10pt"/>
    </style:style>
    <style:style style:name="P14" style:family="paragraph" style:parent-style-name="List_20_Paragraph" style:list-style-name="WWNum1">
      <style:paragraph-properties fo:line-height="150%" fo:text-align="justify" style:justify-single-word="false"/>
      <style:text-properties fo:font-size="10pt" style:font-size-asian="10pt" style:font-size-complex="10pt"/>
    </style:style>
    <style:style style:name="P15" style:family="paragraph" style:parent-style-name="List_20_Paragraph" style:list-style-name="WWNum2">
      <style:paragraph-properties fo:line-height="150%" fo:text-align="justify" style:justify-single-word="false"/>
      <style:text-properties fo:font-size="10pt" style:font-size-asian="10pt" style:font-size-complex="10pt"/>
    </style:style>
    <style:style style:name="T1" style:family="text">
      <style:text-properties style:font-name="Times New Roman" fo:font-size="10pt" style:font-size-asian="10pt" style:font-name-complex="Times New Roman1" style:font-size-complex="10pt"/>
    </style:style>
    <style:style style:name="T2" style:family="text">
      <style:text-properties style:font-name="Times New Roman" fo:font-size="10pt" style:font-name-asian="Times New Roman1" style:font-size-asian="10pt" style:language-asian="de" style:country-asian="DE" style:font-name-complex="Times New Roman1" style:font-size-complex="10pt"/>
    </style:style>
    <style:style style:name="T3" style:family="text">
      <style:text-properties style:font-name="Times New Roman" style:font-name-complex="Times New Roman1"/>
    </style:style>
    <style:style style:name="T4" style:family="text">
      <style:text-properties style:font-name="Times New Roman" style:font-name-asian="Times New Roman1" style:language-asian="de" style:country-asian="DE" style:font-name-complex="Times New Roman1"/>
    </style:style>
    <style:style style:name="T5" style:family="text">
      <style:text-properties style:font-name="Times New Roman" style:font-name-asian="Times New Roman1" style:font-name-complex="Times New Roman1"/>
    </style:style>
    <style:style style:name="T6" style:family="text">
      <style:text-properties fo:color="#000000" style:font-name="Times New Roman" fo:font-size="10pt" style:font-size-asian="10pt" style:font-name-complex="Times New Roman1" style:font-size-complex="10pt"/>
    </style:style>
    <style:style style:name="T7" style:family="text">
      <style:text-properties fo:color="#000000" style:font-name="Times New Roman" style:font-name-complex="Times New Roman1"/>
    </style:style>
    <style:style style:name="T8" style:family="text">
      <style:text-properties fo:color="#000000" style:font-name="Times New Roman" officeooo:rsid="00204aad" style:font-name-complex="Times New Roman1"/>
    </style:style>
    <style:style style:name="T9" style:family="text">
      <style:text-properties fo:color="#000000" style:font-name="Times New Roman" officeooo:rsid="00207e5b" style:font-name-complex="Times New Roman1"/>
    </style:style>
    <style:style style:name="T10" style:family="text">
      <style:text-properties fo:color="#000000" style:font-name="Times New Roman" officeooo:rsid="00220ec5" style:font-name-complex="Times New Roman1"/>
    </style:style>
    <style:style style:name="T11" style:family="text">
      <style:text-properties style:font-name-asian="Times New Roman1" style:language-asian="de" style:country-asian="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ufgabe 1</text:h>
      <text:p text:style-name="P2"/>
      <text:h text:style-name="P13" text:outline-level="2"><text:bookmark text:name="_Analyse:"/>Analyse:</text:h>
      <text:p text:style-name="P2"/>
      <text:list xml:id="list6812872947842796457" text:style-name="WWNum1">
        <text:list-item>
          <text:p text:style-name="P14"><text:span text:style-name="T3">Das Dokument ist in utf-8 Kodierung, es enthält nicht-ASCII Symbole wie z.B. chinesische Hieroglyphen.</text:span></text:p>
        </text:list-item>
        <text:list-item>
          <text:p text:style-name="P14"><text:span text:style-name="T3">Außer Links enthält das Dokument diverse undefinierte Textausschnitte, welche vom Programm ignoriert werden sollen.</text:span></text:p>
        </text:list-item>
        <text:list-item>
          <text:p text:style-name="P14"><text:span text:style-name="T3">Unterschiedliche Linkformate: </text:span></text:p>
        </text:list-item>
      </text:list>
      <text:list xml:id="list1510891514567285084" text:style-name="WWNum2">
        <text:list-item>
          <text:p text:style-name="P15"><text:span text:style-name="T3">Allgemeine</text:span><text:span text:style-name="T4"> Links </text:span><text:span text:style-name="T7">[[link]] </text:span><text:span text:style-name="T4">und Piped links </text:span><text:span text:style-name="T7">[[link|text]]. Bei allgemeinen Links ist Zielartikelname gleich dem gelinkten Text.</text:span></text:p>
        </text:list-item>
        <text:list-item>
          <text:p text:style-name="P15"><text:span text:style-name="T4">„Internal links to an anchor“ (</text:span><text:span text:style-name="T3">[[#See also]])</text:span><text:span text:style-name="T4">, „internal links to a subpage“</text:span><text:span text:style-name="T5"> (</text:span><text:span text:style-name="T3">[[/example]]</text:span><text:span text:style-name="T5">)</text:span><text:span text:style-name="T4">: Name der Seite kann nicht ermittelt werden, daher sollen diese Links ignoriert werden.</text:span></text:p>
        </text:list-item>
        <text:list-item>
          <text:p text:style-name="P15"><text:span text:style-name="T4">Links mit „Pipe trick“ [[link|]] sollen als allgemeine Links behandelt werden</text:span></text:p>
        </text:list-item>
      </text:list>
      <text:list xml:id="list145016477648511" text:continue-list="list6812872947842796457" text:style-name="WWNum1">
        <text:list-item>
          <text:p text:style-name="P14"><text:span text:style-name="T3">Geschachtelte Links: nur das interne Link soll verarbeitet</text:span><text:span text:style-name="T7"> werden (Verhalten der Wikipedia).</text:span></text:p>
        </text:list-item>
        <text:list-item>
          <text:p text:style-name="P14"><text:span text:style-name="T3">Links mit \n:</text:span></text:p>
        </text:list-item>
      </text:list>
      <text:list xml:id="list145017779315330" text:continue-list="list1510891514567285084" text:style-name="WWNum2">
        <text:list-item>
          <text:p text:style-name="P15"><text:span text:style-name="T7">Zielartikelnamen mit einem </text:span><text:span text:style-name="T3">Zeilenumbruch sollen </text:span><text:span text:style-name="T4">ignoriert werden.</text:span></text:p>
        </text:list-item>
        <text:list-item>
          <text:p text:style-name="P15"><text:span text:style-name="T3">Zeilenumbruch im gelinkten Text mit Leerzeichen ersetzen </text:span><text:span text:style-name="T7">(Verhalten der Wikipedia)</text:span><text:span text:style-name="T3">.</text:span></text:p>
        </text:list-item>
      </text:list>
      <text:p text:style-name="P1"/>
      <text:h text:style-name="P13" text:outline-level="2"><text:span text:style-name="T11">Programmbeschreibung</text:span></text:h>
      <text:p text:style-name="P2"/>
      <text:p text:style-name="P3"><text:span text:style-name="T1">Das Programm analysiert die Eingabedatei("data/wikilinks_en.txt"</text:span><text:bookmark text:name="_GoBack"/><text:span text:style-name="T1">) symbolweise. Für das Finden von Anfang („</text:span><text:span text:style-name="T6">[[„) und Ende („]]“) von Links wird ein vorheriges Symbol gespeichert. Wenn Linkanfang gefunden wurde, werden darauffolgende Symbole als Name der gelinkten Artikel interpretiert, bis ein Linkende bzw. Pipe („|“) gefunden wird. Falls ein Pipe gefunden wurde, werden darauffolgende Symbole als Linktext interpretiert, bis ein Linkende gefunden wird. Sonst wird wie in „</text:span><text:a xlink:type="simple" xlink:href="#_Analyse:" text:style-name="Internet_20_link" text:visited-style-name="Visited_20_Internet_20_Link"><text:span text:style-name="T1">Analyse</text:span></text:a><text:span text:style-name="T6">“ beschrieben vorgegangen.</text:span></text:p>
      <text:p text:style-name="P4"><text:span text:style-name="T7">Die Ausgabe bestehend aus Paaren Zielartikelnamen und Linktext wird unter "data/Linktext.txt" gespeichert.</text:span></text:p>
      <text:p text:style-name="P4"><text:span text:style-name="T7">Für die Perfomanceanalyse wird Laufzeit des Programms angezeigt.</text:span></text:p>
      <text:p text:style-name="P4"><text:span text:style-name="T7"/></text:p>
      <text:p text:style-name="P5"><text:span text:style-name="T7">Aufgabe 2.a</text:span></text:p>
      <text:p text:style-name="P5"><text:span text:style-name="T7">Erst wird Linktext.txt und Linkstatistik geöffnet, die Zeilen im Linktext werden verglichen, falls sie im dictionary schon vorkommen, werden sie um eins erhöht, wenn nicht wird ein neuer eintrag erstellt.</text:span></text:p>
      <text:p text:style-name="P5"><text:span text:style-name="T7">Das entstandene dictionary enthält jetzt nur Einträge im Format „Zahl<text:tab/>Artikel<text:tab/>Linktext“.</text:span></text:p>
      <text:p text:style-name="P5"><text:span text:style-name="T7">Das so entstandene Dictionary wird in Linkstatistik.txt gespeichert.</text:span></text:p>
      <text:p text:style-name="P5"><text:span text:style-name="T7"/></text:p>
      <text:p text:style-name="P5"><text:span text:style-name="T7">Aufgabe 2.b</text:span></text:p>
      <text:p text:style-name="P5"><text:span text:style-name="T7">Linkstatistik.txt wird geöffnet, dann werden Links mit gleichen Artikel aufsummiert und in einem dictionary gespeichert.</text:span></text:p>
      <text:p text:style-name="P5"><text:span text:style-name="T7">Dictionary wird danach sortiert und Einträge mit mehr als 200 Vrokommen werden in die Datei Over200.txt geschrieben.</text:span></text:p>
      <text:p text:style-name="P5"><text:span text:style-name="T7"/></text:p>
      <text:p text:style-name="P5"><text:span text:style-name="T7"/></text:p>
      <text:p text:style-name="P5"><text:span text:style-name="T7"/></text:p>
      <text:p text:style-name="P5"><text:span text:style-name="T7"/></text:p>
      <text:p text:style-name="P5"><text:soft-page-break/><text:span text:style-name="T7">Aufgabe 3</text:span></text:p>
      <text:p text:style-name="P6"><text:span text:style-name="T7">outputfile_open() methode setzt </text:span><text:span text:style-name="T8">S</text:span><text:span text:style-name="T7">tandart output auf Eingegebene File, wenn mehr als 3 Argumente im Bash-aufruf angegeben wurden, ansonsten normal im Terminal.</text:span></text:p>
      <text:p text:style-name="P6"><text:span text:style-name="T7">Öffnen der Aufgabe im batch-modus: <text:tab/>Aufgabe3.py Linkstatistik-file Eingabe-file Ausgabe-file</text:span></text:p>
      <text:p text:style-name="P6"><text:span text:style-name="T7">→ wie in der Aufgabenstellung beschrieben</text:span></text:p>
      <text:p text:style-name="P6"><text:span text:style-name="T7">Linkstatistik-file ist ohne eingabe standartmäßig Linkstatistik.txt.</text:span></text:p>
      <text:p text:style-name="P6"><text:span text:style-name="T7">Wenn keine Argumente gegeben werden, startet die Aufgabe im interaktiven-modus, bei dem mehrere strings eingegeben werden, jeweils durch Enter getrennt, bis ein Leerzeichen eingegeben wird, dann beendet sich die Eingabe und das Programm wird Fortgesetzt.</text:span></text:p>
      <text:p text:style-name="P6"><text:span text:style-name="T7">Eingaben werden mit Linkstatistik verglichen und es wird der Artikel mit dem jeweils höchsten Vorkommen ausgegeben.</text:span></text:p>
      <text:p text:style-name="P6"><text:span text:style-name="T7"/></text:p>
      <text:p text:style-name="P7"><text:span text:style-name="T7">Aufgabe 4 </text:span></text:p>
      <text:p text:style-name="P7"><text:span text:style-name="T7">Benötigte Modul</text:span><text:span text:style-name="T10">e</text:span><text:span text:style-name="T7"> werden importiert.</text:span></text:p>
      <text:p text:style-name="P7"><text:span text:style-name="T7">outputfile_open() macht das selbe wie in Aufgbae 3.</text:span></text:p>
      <text:p text:style-name="P8"><text:span text:style-name="T7">creat</text:span><text:span text:style-name="T10">e</text:span><text:span text:style-name="T7">SearchWordDic(</text:span><text:span text:style-name="T10">inputText, tagger</text:span><text:span text:style-name="T7">) erstellt ein Dictionary. </text:span></text:p>
      <text:p text:style-name="P8"><text:span text:style-name="T7">Dafür wird ein eingegebener Text gesplittet mit \n.</text:span></text:p>
      <text:p text:style-name="P8"><text:span text:style-name="T7">Jede so entstandene line wird Tokenized und getaggt. </text:span></text:p>
      <text:p text:style-name="P8"><text:span text:style-name="T9">Danach wird geschaut ob das Token ein „O“ ist, wenn ja wird der Text einfach als „Text“, „O“ gespeicherrt, ansonsten wird, wenn der Text nicht leer und das Token nicht „O“ ist, Text und Token im Dictionary searchwords gespeichert, dieses wird returnt.</text:span></text:p>
      <text:p text:style-name="P9"><text:span text:style-name="T7">CreateOutList(</text:span><text:span text:style-name="T10">inputText, dictionaryText, tagger</text:span><text:span text:style-name="T7">) erstellt eine Liste aus Worten die übergeben wird, dabei werden die Ergebnisse aus AnalyseSenteses(</text:span><text:span text:style-name="T10">inputList, Linkstatistikfilename</text:span><text:span text:style-name="T7">) übernommen und mit dem </text:span><text:span text:style-name="T10">input</text:span><text:span text:style-name="T7">Text verglichen, wenn AnalyseSentenses(</text:span><text:span text:style-name="T10">inputList, linkstatistikfilename</text:span><text:span text:style-name="T7">) ergebnisse liefert, werden diese im Text ersetzt. Eine outputList aaus Sätzen wird übergeben.</text:span></text:p>
      <text:p text:style-name="P10"><text:span text:style-name="T7">Analys</text:span><text:span text:style-name="T10">e</text:span><text:span text:style-name="T7">Sentenses(</text:span><text:span text:style-name="T10">inputList Linkstatistikfilename</text:span><text:span text:style-name="T7">) übernimmt dieses Dictionary und vergleicht die Texte mit der Linkstatistik aus Linkstatistik.txt.</text:span></text:p>
      <text:p text:style-name="P10"><text:span text:style-name="T7"><text:s/>Bei Treffern wird der Text mit dem höchsten gefundenen Artikel verbunden in Form von [[Artikel|Text]] </text:span><text:span text:style-name="T10">and creaateOutList übergeben.</text:span></text:p>
      <text:p text:style-name="P11"><text:span text:style-name="T7">Die Main Methode führt bei eingabe von mehreren Argumenten die Bash-Version aus, ansonsten die interaaktive-Version. </text:span></text:p>
      <text:p text:style-name="P11"><text:span text:style-name="T7">→ Ausgabe sind die Ergebnisse aus createOutList(inputText, dictText, tagger), also der EingabeText mit eventuellen Links.</text:span></text:p>
      <text:p text:style-name="P11"><text:span text:style-name="T7"/></text:p>
      <text:p text:style-name="P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2"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de" fo:country="DE" style:letter-kerning="true" style:font-name-asian="Calibri2"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de" style:country-asian="DE"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size-asian="10pt" style:language-asian="de" style:country-asian="DE" style:font-name-complex="Courier New2" style:font-family-complex="'Courier New'" style:font-family-generic-complex="system" style:font-pitch-complex="variable" style:font-size-complex="10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0pt"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Anwender</meta:initial-creator>
    <meta:editing-cycles>6</meta:editing-cycles>
    <meta:creation-date>2017-02-03T21:24:00</meta:creation-date>
    <dc:date>2017-02-04T14:50:16.274727693</dc:date>
    <meta:editing-duration>PT8S</meta:editing-duration>
    <meta:generator>LibreOffice/5.1.4.2$Linux_X86_64 LibreOffice_project/10m0$Build-2</meta:generator>
    <meta:document-statistic meta:table-count="0" meta:image-count="0" meta:object-count="0" meta:page-count="2" meta:paragraph-count="42" meta:word-count="575" meta:character-count="4373" meta:non-whitespace-character-count="38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